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        {{#each variables}}
                  <office:text>
                        <text:p text:style-name="PageBreak"/>
                        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
                        <text:h text:style-name="P9" text:outline-level="1">{{label}}</text:h><text:p text:style-name="P2"/>
                        <text:p text:style-name="P4">Variablenname:
                              {{name}}</text:p>
                        <text:p text:style-name="P3">
                              {{#if description}}
                              </text:p>
                              <text:p text:style-name="P4">Beschreibung:
                                    <text:s/>{{description}}</text:p>
                              <text:p text:style-name="P3">
                              {{/if}}
                        </text:p>
                        <text:p text:style-name="P4">Datentyp:
                              {{translate prefix='metadatamanagementApp.DataType' key=dataType}}</text:p>
                        <text:p text:style-name="P4">Skalenniveau:
                              {{translate prefix='metadatamanagementApp.ScaleLevel' key=scaleLevel}}</text:p>
                        <text:p text:style-name="P8">
                              <text:span text:style-name="T1">
                                    {{#if number}}
                                    </text:span>Variablennummer:
                                    {{number}}</text:p>
                              <text:p text:style-name="P8">
                                    <text:span text:style-name="T1">
                                    {{/if}}
                              </text:span>
                        </text:p>
                        <table:table table:name="Tabelle1" table:style-name="Tabelle1"><table:table-column table:style-name="Tabelle1.A"/><table:table-column table:style-name="Tabelle1.B"/><table:table-column table:style-name="Tabelle1.C"/><table:table-column table:style-name="Tabelle1.D"/>
                              <table:table-row>
                                    <table:table-cell table:style-name="Tabelle1.A1" table:number-columns-spanned="4" office:value-type="string">
                                          <text:p text:style-name="P6">Häufigkeitsverteilungen</text:p>
                                    </table:table-cell><table:covered-table-cell/><table:covered-table-cell/><table:covered-table-cell/></table:table-row>
                              <table:table-row>
                                    <table:table-cell table:style-name="Tabelle1.A2" office:value-type="string">
                                          <text:p text:style-name="P7">Wert</text:p>
                                    </table:table-cell>
                                    <table:table-cell table:style-name="Tabelle1.A2" office:value-type="string">
                                          <text:p text:style-name="P7">Ausprägung</text:p>
                                    </table:table-cell>
                                    <table:table-cell table:style-name="Tabelle1.A2" office:value-type="string">
                                          <text:p text:style-name="P7">Missing</text:p>
                                    </table:table-cell>
                                    <table:table-cell table:style-name="Tabelle1.A2" office:value-type="string">
                                          <text:p text:style-name="P7">Anzahl</text:p>
                                    </table:table-cell>
                              </table:table-row>
                              {{#each answerOptions}}
                                    <table:table-row>
                                          <table:table-cell table:style-name="Tabelle1.A3" office:value-type="string">
                                                <text:p text:style-name="Text_20_body">{{code}}</text:p>
                                          </table:table-cell>
                                          <table:table-cell table:style-name="Tabelle1.B3" office:value-type="string">
                                                <text:p text:style-name="Text_20_body">{{label}}</text:p>
                                          </table:table-cell>
                                          <table:table-cell table:style-name="Tabelle1.C3" office:value-type="string">
                                                <text:p text:style-name="Text_20_body">{{encodeMissing isMissing}}</text:p>
                                          </table:table-cell>
                                          <table:table-cell table:style-name="Tabelle1.D3" office:value-type="string">
                                                <text:p text:style-name="Text_20_body">{{absoluteFrequency}}</text:p>
                                          </table:table-cell>
                                    </table:table-row>
                              {{/each}}
                        </table:table><text:p text:style-name="P5"/>
                      </office:text>

            {{/each}}
    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eBreak" style:family="paragraph" style:parent-style-name="Text_20_body">
      <style:paragraph-properties fo:break-befor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
                              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id}}</text:p>
      </style:header>
      <style:footer>
        <text:p text:style-name="Footer">
                              <text:page-number text:select-page="current">0</text:page-number>
                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